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 : Openclassrooms Mario Sokoban</text:p>
      <text:p text:style-name="P1"/>
      <text:p text:style-name="P3">Files list :</text:p>
      <text:p text:style-name="P4"/>
      <text:p text:style-name="P7"><text:span text:style-name="T2">main.c</text:span><text:span text:style-name="T1"> : The file containing the main function.</text:span></text:p>
      <text:p text:style-name="P7"><text:span text:style-name="T2">prototypes.h</text:span><text:span text:style-name="T1"> : The file containing the prototypes.</text:span></text:p>
      <text:p text:style-name="P2"><text:span text:style-name="T1"><text:tab/><text:tab/></text:span></text:p>
      <text:p text:style-name="P5"/>
      <text:p text:style-name="P3">Needed options when building with Code::blocks :</text:p>
      <text:p text:style-name="P10"/>
      <text:p text:style-name="P4">Link librairies : </text:p>
      <text:p text:style-name="P5"/>
      <text:p text:style-name="P6">SDL_image</text:p>
      <text:p text:style-name="P5"/>
      <text:p text:style-name="P4">Other linker options :</text:p>
      <text:p text:style-name="P5"/>
      <text:p text:style-name="P6">-lSDLmain</text:p>
      <text:p text:style-name="P6">-lSDL</text:p>
      <text:p text:style-name="P5"/>
      <text:p text:style-name="P5"/>
      <text:p text:style-name="P4">main.c :</text:p>
      <text:p text:style-name="P4"/>
      <text:p text:style-name="P6">The window showing the game must be devided into squares. We will start off with a window with a <text:span text:style-name="T3">fixed</text:span> size. </text:p>
      <text:p text:style-name="P6"/>
      <text:p text:style-name="P6">The window will be devided into 12x12 squares.</text:p>
      <text:p text:style-name="P6"/>
      <text:p text:style-name="P6">Each square will be filled with an appropriate sprite (box, Mario, box objective, and free space).</text:p>
      <text:p text:style-name="P6"/>
      <text:p text:style-name="P6">The player will use the arrow keys to move Mario. Mario can only move square per square, and only on squares containing a box objective sprite or a free space sprite.</text:p>
      <text:p text:style-name="P6"/>
      <text:p text:style-name="P6">The first step of the programming will be to initialize a white window with the Mario sprite on it.</text:p>
      <text:p text:style-name="P4"/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2-31T13:21:57.02</meta:creation-date>
    <dc:date>2015-01-28T07:22:52.29</dc:date>
    <meta:editing-duration>P2DT7H55M44S</meta:editing-duration>
    <meta:editing-cycles>5</meta:editing-cycles>
    <meta:generator>OpenOffice/4.1.0$Win32 OpenOffice.org_project/410m18$Build-9764</meta:generator>
    <meta:document-statistic meta:table-count="0" meta:image-count="0" meta:object-count="0" meta:page-count="1" meta:paragraph-count="17" meta:word-count="137" meta:character-count="786"/>
  </office:meta>
</office:document-meta>
</file>